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Q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])" office:value-type="float" office:value="48" calcext:value-type="float">
            <text:p>4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Achats :</text:p>
          </table:table-cell>
          <table:table-cell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 table:number-columns-repeated="2"/>
          <table:table-cell office:value-type="string" calcext:value-type="string">
            <text:p>Pack Gateway + pointes</text:p>
          </table:table-cell>
          <table:table-cell/>
        </table:table-row>
        <table:table-row table:style-name="ro1">
          <table:table-cell office:value-type="string" calcext:value-type="string">
            <text:p>50 Modules radios : </text:p>
          </table:table-cell>
          <table:table-cell table:style-name="ce3" office:value-type="currency" office:currency="EUR" office:value="128.32" calcext:value-type="currency">
            <text:p>128,32 €</text:p>
          </table:table-cell>
          <table:table-cell table:style-name="ce3" table:formula="of:=[.B13]/50" office:value-type="currency" office:currency="EUR" office:value="2.5664" calcext:value-type="currency">
            <text:p>2,57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3]*[.C13]" office:value-type="currency" office:currency="EUR" office:value="2.5664" calcext:value-type="currency">
            <text:p>2,57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H13]*[.C13]" office:value-type="currency" office:currency="EUR" office:value="2.5664" calcext:value-type="currency">
            <text:p>2,57 €</text:p>
          </table:table-cell>
        </table:table-row>
        <table:table-row table:style-name="ro1">
          <table:table-cell office:value-type="string" calcext:value-type="string">
            <text:p>60 modules thermo.</text:p>
          </table:table-cell>
          <table:table-cell table:style-name="ce3" office:value-type="currency" office:currency="EUR" office:value="38.25" calcext:value-type="currency">
            <text:p>38,25 €</text:p>
          </table:table-cell>
          <table:table-cell table:style-name="ce3" table:formula="of:=[.B1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4]*[.C14]" office:value-type="currency" office:currency="EUR" office:value="0.6375" calcext:value-type="currency">
            <text:p>0,64 €</text:p>
          </table:table-cell>
          <table:table-cell table:number-columns-repeated="2"/>
          <table:table-cell table:style-name="ce3" table:formula="of:=[.H14]*[.C1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Gateway</text:p>
          </table:table-cell>
          <table:table-cell table:style-name="ce3" office:value-type="currency" office:currency="EUR" office:value="13.31" calcext:value-type="currency">
            <text:p>13,31 €</text:p>
          </table:table-cell>
          <table:table-cell table:style-name="ce3" table:formula="of:=[.B1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3" table:formula="of:=[.E15]*[.C15]" office:value-type="currency" office:currency="EUR" office:value="0" calcext:value-type="currency">
            <text:p>0,0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H15]*[.C15]" office:value-type="currency" office:currency="EUR" office:value="1.331" calcext:value-type="currency">
            <text:p>1,33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table:style-name="ce3" office:value-type="currency" office:currency="EUR" office:value="1.29" calcext:value-type="currency">
            <text:p>1,29 €</text:p>
          </table:table-cell>
          <table:table-cell table:style-name="ce3" table:formula="of:=[.B16]/100" office:value-type="currency" office:currency="EUR" office:value="0.0129" calcext:value-type="currency">
            <text:p>0,01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E16]*[.C16]" office:value-type="currency" office:currency="EUR" office:value="0.0258" calcext:value-type="currency">
            <text:p>0,03 €</text:p>
          </table:table-cell>
          <table:table-cell table:number-columns-repeated="2"/>
          <table:table-cell table:style-name="ce3" table:formula="of:=[.H16]*[.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pointes ressort</text:p>
          </table:table-cell>
          <table:table-cell table:style-name="ce3" office:value-type="currency" office:currency="EUR" office:value="1.15" calcext:value-type="currency">
            <text:p>1,15 €</text:p>
          </table:table-cell>
          <table:table-cell table:style-name="ce3" table:formula="of:=[.B17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3" table:formula="of:=[.E17]*[.C17]" office:value-type="currency" office:currency="EUR" office:value="0" calcext:value-type="currency">
            <text:p>0,00 €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H17]*[.C17]" office:value-type="currency" office:currency="EUR" office:value="0.138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60 support pile 3V</text:p>
          </table:table-cell>
          <table:table-cell table:style-name="ce3" office:value-type="currency" office:currency="EUR" office:value="5.85" calcext:value-type="currency">
            <text:p>5,85 €</text:p>
          </table:table-cell>
          <table:table-cell table:style-name="ce3" table:formula="of:=[.B18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8]*[.C18]" office:value-type="currency" office:currency="EUR" office:value="0.0975" calcext:value-type="currency">
            <text:p>0,10 €</text:p>
          </table:table-cell>
          <table:table-cell table:number-columns-repeated="2"/>
          <table:table-cell table:style-name="ce3" table:formula="of:=[.H18]*[.C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table:style-name="ce3" office:value-type="currency" office:currency="EUR" office:value="2.75" calcext:value-type="currency">
            <text:p>2,75 €</text:p>
          </table:table-cell>
          <table:table-cell table:style-name="ce3" table:formula="of:=[.B19]/100" office:value-type="currency" office:currency="EUR" office:value="0.0275" calcext:value-type="currency">
            <text:p>0,03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E19]*[.C19]" office:value-type="currency" office:currency="EUR" office:value="0.055" calcext:value-type="currency">
            <text:p>0,06 €</text:p>
          </table:table-cell>
          <table:table-cell table:number-columns-repeated="2"/>
          <table:table-cell table:style-name="ce3" table:formula="of:=[.H19]*[.C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Self 10uH</text:p>
          </table:table-cell>
          <table:table-cell table:style-name="ce3" office:value-type="currency" office:currency="EUR" office:value="3.15" calcext:value-type="currency">
            <text:p>3,15 €</text:p>
          </table:table-cell>
          <table:table-cell table:style-name="ce3" table:formula="of:=[.B20]/50" office:value-type="currency" office:currency="EUR" office:value="0.063" calcext:value-type="currency">
            <text:p>0,06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20]*[.C20]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3" table:formula="of:=[.H20]*[.C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MS1117</text:p>
          </table:table-cell>
          <table:table-cell table:style-name="ce3" office:value-type="currency" office:currency="EUR" office:value="1.86" calcext:value-type="currency">
            <text:p>1,86 €</text:p>
          </table:table-cell>
          <table:table-cell table:style-name="ce3" table:formula="of:=[.B21]/50" office:value-type="currency" office:currency="EUR" office:value="0.0372" calcext:value-type="currency">
            <text:p>0,04 €</text:p>
          </table:table-cell>
          <table:table-cell table:number-columns-repeated="2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style-name="ce3" table:formula="of:=[.H21]*[.C21]" office:value-type="currency" office:currency="EUR" office:value="0.0372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10 74LVC245</text:p>
          </table:table-cell>
          <table:table-cell table:style-name="ce3" office:value-type="currency" office:currency="EUR" office:value="3.4" calcext:value-type="currency">
            <text:p>3,40 €</text:p>
          </table:table-cell>
          <table:table-cell table:style-name="ce3" table:formula="of:=[.B22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style-name="ce3" table:formula="of:=[.H22]*[.C22]" office:value-type="currency" office:currency="EUR" office:value="0.34" calcext:value-type="currency">
            <text:p>0,34 €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4" table:formula="of:=SUM([.F13:.F22])" office:value-type="currency" office:currency="EUR" office:value="3.4452" calcext:value-type="currency">
            <text:p>3,45 €</text:p>
          </table:table-cell>
          <table:table-cell table:number-columns-repeated="2"/>
          <table:table-cell table:style-name="ce4" table:formula="of:=SUM([.I13:.I22])" office:value-type="currency" office:currency="EUR" office:value="4.4126" calcext:value-type="currency">
            <text:p>4,41 €</text:p>
          </table:table-cell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enoit : </text:p>
          </table:table-cell>
          <table:table-cell/>
          <table:table-cell table:style-name="ce4" table:formula="of:=[.B27]*[.I23]+[.B28]*[.F23]" office:value-type="currency" office:currency="EUR" office:value="73.3166" calcext:value-type="currency">
            <text:p>73,32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k</text:p>
          </table:table-cell>
          <table:table-cell/>
          <table:table-cell table:style-name="ce4" table:formula="of:=[.B30]*[.I23]+[.B31]*[.F23]" office:value-type="currency" office:currency="EUR" office:value="38.8646" calcext:value-type="currency">
            <text:p>38,86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y P</text:p>
          </table:table-cell>
          <table:table-cell/>
          <table:table-cell table:style-name="ce4" table:formula="of:=[.B33]*[.I23]+[.B34]*[.F23]" office:value-type="currency" office:currency="EUR" office:value="21.6386" calcext:value-type="currency">
            <text:p>21,64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</text:p>
          </table:table-cell>
          <table:table-cell/>
          <table:table-cell table:style-name="ce4" table:formula="of:=[.B36]*[.I23]+[.B37]*[.F23]" office:value-type="currency" office:currency="EUR" office:value="14.7482" calcext:value-type="currency">
            <text:p>14,75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8:41:11.01431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1-20T09:22:47.175567260</dc:date>
    <meta:editing-duration>PT46M32S</meta:editing-duration>
    <meta:editing-cycles>5</meta:editing-cycles>
    <meta:generator>LibreOffice/5.1.4.2$Linux_X86_64 LibreOffice_project/10m0$Build-2</meta:generator>
    <meta:document-statistic meta:table-count="1" meta:cell-count="102" meta:object-count="0"/>
  </office:meta>
</office:document-meta>
</file>